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7017" officeooo:paragraph-rsid="00157017"/>
    </style:style>
    <style:style style:name="P2" style:family="paragraph" style:parent-style-name="Standard">
      <loext:graphic-properties draw:fill="none"/>
      <style:paragraph-properties fo:margin-left="1.7cm" fo:margin-right="0cm" fo:text-align="start" style:justify-single-word="false" fo:text-indent="0cm" style:auto-text-indent="false" fo:background-color="transparent"/>
      <style:text-properties officeooo:rsid="00157017" officeooo:paragraph-rsid="00157017"/>
    </style:style>
    <style:style style:name="P3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/>
      <style:text-properties officeooo:rsid="00157017" officeooo:paragraph-rsid="00157017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57017" officeooo:paragraph-rsid="00157017"/>
    </style:style>
    <style:style style:name="P5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rsid="00157017" officeooo:paragraph-rsid="00157017"/>
    </style:style>
    <style:style style:name="P6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paragraph-rsid="001b0f72" style:font-weight-asian="bold" style:font-weight-complex="bold"/>
    </style:style>
    <style:style style:name="P7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paragraph-rsid="0020127b" style:font-weight-asian="bold" style:font-weight-complex="bold"/>
    </style:style>
    <style:style style:name="P8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paragraph-rsid="001b0f72" style:font-weight-asian="bold" style:font-weight-complex="bold"/>
    </style:style>
    <style:style style:name="P9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1c2cf7" officeooo:paragraph-rsid="001e3b4c" style:font-weight-asian="bold" style:font-weight-complex="bold"/>
    </style:style>
    <style:style style:name="P10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1c2cf7" officeooo:paragraph-rsid="001f9edf" style:font-weight-asian="bold" style:font-weight-complex="bold"/>
    </style:style>
    <style:style style:name="P11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1c2cf7" officeooo:paragraph-rsid="00217eb2" style:font-weight-asian="bold" style:font-weight-complex="bold"/>
    </style:style>
    <style:style style:name="P12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1c2cf7" officeooo:paragraph-rsid="00231de4" style:font-weight-asian="bold" style:font-weight-complex="bold"/>
    </style:style>
    <style:style style:name="P13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1c2cf7" officeooo:paragraph-rsid="001e3b4c" style:font-weight-asian="bold" style:font-weight-complex="bold"/>
    </style:style>
    <style:style style:name="P14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1e3b4c" officeooo:paragraph-rsid="001e3b4c" style:font-weight-asian="bold" style:font-weight-complex="bold"/>
    </style:style>
    <style:style style:name="P15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1e3b4c" officeooo:paragraph-rsid="001e3b4c" style:font-weight-asian="bold" style:font-weight-complex="bold"/>
    </style:style>
    <style:style style:name="P16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20127b" officeooo:paragraph-rsid="0020127b" style:font-weight-asian="bold" style:font-weight-complex="bold"/>
    </style:style>
    <style:style style:name="P17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217eb2" officeooo:paragraph-rsid="00217eb2" style:font-weight-asian="bold" style:font-weight-complex="bold"/>
    </style:style>
    <style:style style:name="P18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231de4" officeooo:paragraph-rsid="00231de4" style:font-weight-asian="bold" style:font-weight-complex="bold"/>
    </style:style>
    <style:style style:name="P19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250644" officeooo:paragraph-rsid="00250644" style:font-weight-asian="bold" style:font-weight-complex="bold"/>
    </style:style>
    <style:style style:name="P20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250644" officeooo:paragraph-rsid="00250644" style:font-weight-asian="bold" style:font-weight-complex="bold"/>
    </style:style>
    <style:style style:name="P21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27ae92" officeooo:paragraph-rsid="0027ae92" style:font-weight-asian="bold" style:font-weight-complex="bold"/>
    </style:style>
    <style:style style:name="P22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286085" officeooo:paragraph-rsid="00286085" style:font-weight-asian="bold" style:font-weight-complex="bold"/>
    </style:style>
    <style:style style:name="P23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286085" officeooo:paragraph-rsid="00286085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-0.7cm" fo:line-height="115%" fo:text-align="start" style:justify-single-word="false" fo:text-indent="0cm" style:auto-text-indent="false" style:page-number="auto" fo:background-color="transparent"/>
      <style:text-properties fo:font-weight="bold" officeooo:rsid="00286085" officeooo:paragraph-rsid="00286085" style:font-weight-asian="bold" style:font-weight-complex="bold"/>
    </style:style>
    <style:style style:name="P25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2a0d51" officeooo:paragraph-rsid="002a0d51" style:font-weight-asian="bold" style:font-weight-complex="bold"/>
    </style:style>
    <style:style style:name="P26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2a0d51" officeooo:paragraph-rsid="00323e24" style:font-weight-asian="bold" style:font-weight-complex="bold"/>
    </style:style>
    <style:style style:name="P27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2a0d51" officeooo:paragraph-rsid="002a0d51" style:font-weight-asian="bold" style:font-weight-complex="bold"/>
    </style:style>
    <style:style style:name="P28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2a0d51" officeooo:paragraph-rsid="00323e24" style:font-weight-asian="bold" style:font-weight-complex="bold"/>
    </style:style>
    <style:style style:name="P29" style:family="paragraph" style:parent-style-name="Standard">
      <loext:graphic-properties draw:fill="none"/>
      <style:paragraph-properties fo:line-height="115%" fo:text-align="center" style:justify-single-word="false" fo:background-color="transparent"/>
      <style:text-properties fo:font-weight="bold" officeooo:rsid="002a0d51" officeooo:paragraph-rsid="002a0d51" style:font-weight-asian="bold" style:font-weight-complex="bold"/>
    </style:style>
    <style:style style:name="P30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33f8ee" officeooo:paragraph-rsid="0033f8ee" style:font-weight-asian="bold" style:font-weight-complex="bold"/>
    </style:style>
    <style:style style:name="P31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34ce29" officeooo:paragraph-rsid="0034ce29" style:font-weight-asian="bold" style:font-weight-complex="bold"/>
    </style:style>
    <style:style style:name="P32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34ce29" officeooo:paragraph-rsid="0034ce29" style:font-weight-asian="bold" style:font-weight-complex="bold"/>
    </style:style>
    <style:style style:name="P33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paragraph-rsid="001941b0"/>
    </style:style>
    <style:style style:name="P34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paragraph-rsid="001941b0"/>
    </style:style>
    <style:style style:name="P35" style:family="paragraph" style:parent-style-name="Standard">
      <style:paragraph-properties fo:text-align="center" style:justify-single-word="false"/>
      <style:text-properties fo:font-size="20pt" fo:font-weight="bold" officeooo:rsid="00157017" officeooo:paragraph-rsid="00157017" style:font-size-asian="20pt" style:font-weight-asian="bold" style:font-size-complex="20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57017"/>
    </style:style>
    <style:style style:name="P37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rsid="001743d5" officeooo:paragraph-rsid="001743d5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743d5" officeooo:paragraph-rsid="001743d5"/>
    </style:style>
    <style:style style:name="P39" style:family="paragraph" style:parent-style-name="Standard" style:list-style-name="L2">
      <loext:graphic-properties draw:fill="none"/>
      <style:paragraph-properties fo:line-height="115%" fo:text-align="center" style:justify-single-word="false" fo:background-color="transparent"/>
      <style:text-properties style:text-underline-style="solid" style:text-underline-width="auto" style:text-underline-color="font-color" fo:font-weight="bold" officeooo:rsid="00231de4" officeooo:paragraph-rsid="00231de4" style:font-weight-asian="bold" style:font-weight-complex="bold"/>
    </style:style>
    <style:style style:name="P40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underline-style="solid" style:text-underline-width="auto" style:text-underline-color="font-color" fo:font-weight="bold" officeooo:rsid="001743d5" officeooo:paragraph-rsid="001743d5" style:font-weight-asian="bold" style:font-weight-complex="bold"/>
    </style:style>
    <style:style style:name="P41" style:family="paragraph" style:parent-style-name="Standard" style:master-page-name="">
      <loext:graphic-properties draw:fill="none"/>
      <style:paragraph-properties fo:margin-left="0.101cm" fo:margin-right="0cm" fo:text-align="center" style:justify-single-word="false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157017" officeooo:paragraph-rsid="00157017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7017" officeooo:paragraph-rsid="00157017" style:font-weight-asian="bold" style:font-weight-complex="bold"/>
    </style:style>
    <style:style style:name="P43" style:family="paragraph" style:parent-style-name="Standard">
      <loext:graphic-properties draw:fill="none"/>
      <style:paragraph-properties fo:line-height="115%" fo:text-align="center" style:justify-single-word="false" fo:background-color="transparent"/>
      <style:text-properties style:text-underline-style="solid" style:text-underline-width="auto" style:text-underline-color="font-color" fo:font-weight="bold" officeooo:rsid="002d6c6f" officeooo:paragraph-rsid="002d6c6f" style:font-weight-asian="bold" style:font-weight-complex="bold"/>
    </style:style>
    <style:style style:name="P44" style:family="paragraph" style:parent-style-name="Standard" style:list-style-name="L4">
      <loext:graphic-properties draw:fill="none"/>
      <style:paragraph-properties fo:line-height="115%" fo:text-align="start" style:justify-single-word="false" fo:background-color="transparent"/>
      <style:text-properties style:text-underline-style="solid" style:text-underline-width="auto" style:text-underline-color="font-color" fo:font-weight="bold" officeooo:rsid="002d6c6f" officeooo:paragraph-rsid="002ea909" style:font-weight-asian="bold" style:font-weight-complex="bold"/>
    </style:style>
    <style:style style:name="P45" style:family="paragraph" style:parent-style-name="Standard">
      <loext:graphic-properties draw:fill="none"/>
      <style:paragraph-properties fo:line-height="115%" fo:text-align="center" style:justify-single-word="false" fo:background-color="transparent"/>
      <style:text-properties style:text-underline-style="solid" style:text-underline-width="auto" style:text-underline-color="font-color" fo:font-weight="bold" officeooo:rsid="0034ce29" officeooo:paragraph-rsid="0034ce29" style:font-weight-asian="bold" style:font-weight-complex="bold"/>
    </style:style>
    <style:style style:name="P46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style:text-underline-style="solid" style:text-underline-width="auto" style:text-underline-color="font-color" fo:font-weight="bold" officeooo:rsid="0034ce29" officeooo:paragraph-rsid="0034ce29" style:font-weight-asian="bold" style:font-weight-complex="bold"/>
    </style:style>
    <style:style style:name="P47" style:family="paragraph" style:parent-style-name="Standard" style:list-style-name="L5">
      <loext:graphic-properties draw:fill="none"/>
      <style:paragraph-properties fo:line-height="115%" fo:text-align="start" style:justify-single-word="false" fo:background-color="transparent"/>
      <style:text-properties style:text-underline-style="solid" style:text-underline-width="auto" style:text-underline-color="font-color" fo:font-weight="bold" officeooo:rsid="00352e21" officeooo:paragraph-rsid="00352e21" style:font-weight-asian="bold" style:font-weight-complex="bold"/>
    </style:style>
    <style:style style:name="P48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text-underline-style="none" fo:font-weight="bold" officeooo:rsid="001941b0" officeooo:paragraph-rsid="001941b0" style:font-weight-asian="bold" style:font-weight-complex="bold"/>
    </style:style>
    <style:style style:name="P49" style:family="paragraph" style:parent-style-name="Standard" style:list-style-name="L5">
      <loext:graphic-properties draw:fill="none"/>
      <style:paragraph-properties fo:margin-left="2cm" fo:margin-right="0cm" fo:line-height="115%" fo:text-align="start" style:justify-single-word="false" fo:text-indent="-0.6cm" style:auto-text-indent="false" fo:background-color="transparent"/>
      <style:text-properties style:text-underline-style="none" fo:font-weight="normal" officeooo:rsid="00352e21" officeooo:paragraph-rsid="00352e21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2cm" fo:margin-right="0cm" fo:line-height="115%" fo:text-align="start" style:justify-single-word="false" fo:text-indent="-0.6cm" style:auto-text-indent="false" fo:background-color="transparent"/>
      <style:text-properties style:text-underline-style="none" fo:font-weight="normal" officeooo:rsid="00352e21" officeooo:paragraph-rsid="00352e21" style:font-weight-asian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2cm" fo:margin-right="0cm" fo:line-height="115%" fo:text-align="start" style:justify-single-word="false" fo:text-indent="-0.6cm" style:auto-text-indent="false" style:page-number="auto" fo:background-color="transparent">
        <style:tab-stops>
          <style:tab-stop style:position="-0.106cm"/>
        </style:tab-stops>
      </style:paragraph-properties>
      <style:text-properties style:text-underline-style="none" fo:font-weight="normal" officeooo:rsid="00352e21" officeooo:paragraph-rsid="00352e21" style:font-weight-asian="normal" style:font-weight-complex="normal"/>
    </style:style>
    <style:style style:name="P52" style:family="paragraph" style:parent-style-name="Standard" style:list-style-name="L5">
      <loext:graphic-properties draw:fill="none"/>
      <style:paragraph-properties fo:margin-left="2cm" fo:margin-right="0cm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352e21" officeooo:paragraph-rsid="00352e21" style:font-size-asian="12pt" style:font-weight-asian="normal" style:font-size-complex="12pt" style:font-weight-complex="normal"/>
    </style:style>
    <style:style style:name="P53" style:family="paragraph" style:parent-style-name="Standard" style:list-style-name="L5" style:master-page-name="">
      <loext:graphic-properties draw:fill="none"/>
      <style:paragraph-properties fo:margin-left="0.499cm" fo:margin-right="0cm" fo:line-height="115%" fo:text-align="start" style:justify-single-word="false" fo:text-indent="0cm" style:auto-text-indent="false" style:page-number="auto" fo:background-color="transparent"/>
      <style:text-properties fo:font-size="12pt" style:text-underline-style="none" fo:font-weight="normal" officeooo:rsid="00352e21" officeooo:paragraph-rsid="00352e21" style:font-size-asian="12pt" style:font-weight-asian="normal" style:font-size-complex="12pt" style:font-weight-complex="normal"/>
    </style:style>
    <style:style style:name="P54" style:family="paragraph" style:parent-style-name="Standard" style:list-style-name="L5" style:master-page-name="">
      <loext:graphic-properties draw:fill="none"/>
      <style:paragraph-properties fo:margin-left="2cm" fo:margin-right="0cm" fo:line-height="115%" fo:text-align="start" style:justify-single-word="false" fo:text-indent="-1.401cm" style:auto-text-indent="false" style:page-number="auto" fo:background-color="transparent"/>
      <style:text-properties fo:font-size="12pt" style:text-underline-style="none" fo:font-weight="bold" officeooo:rsid="00352e21" officeooo:paragraph-rsid="00352e21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size="12pt" fo:font-weight="bold" officeooo:rsid="0034ce29" officeooo:paragraph-rsid="0034ce29" style:font-size-asian="12pt" style:font-weight-asian="bold" style:font-size-complex="12pt" style:font-weight-complex="bold"/>
    </style:style>
    <style:style style:name="T1" style:family="text">
      <style:text-properties officeooo:rsid="0015701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41b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0f72" style:font-weight-asian="normal" style:font-weight-complex="normal"/>
    </style:style>
    <style:style style:name="T6" style:family="text">
      <style:text-properties fo:font-weight="normal" officeooo:rsid="0036e518" style:font-weight-asian="normal" style:font-weight-complex="normal"/>
    </style:style>
    <style:style style:name="T7" style:family="text">
      <style:text-properties fo:font-weight="normal" officeooo:rsid="00378bbe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941b0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941b0" style:font-weight-asian="normal" style:font-weight-complex="normal"/>
    </style:style>
    <style:style style:name="T12" style:family="text">
      <style:text-properties style:text-underline-style="none" fo:font-weight="normal" officeooo:rsid="001b0f72" style:font-weight-asian="normal" style:font-weight-complex="normal"/>
    </style:style>
    <style:style style:name="T13" style:family="text">
      <style:text-properties style:text-underline-style="none" fo:font-weight="normal" officeooo:rsid="001c633e" style:font-weight-asian="normal" style:font-weight-complex="normal"/>
    </style:style>
    <style:style style:name="T14" style:family="text">
      <style:text-properties style:text-underline-style="none" fo:font-weight="normal" officeooo:rsid="001e3b4c" style:font-weight-asian="normal" style:font-weight-complex="normal"/>
    </style:style>
    <style:style style:name="T15" style:family="text">
      <style:text-properties style:text-underline-style="none" fo:font-weight="normal" officeooo:rsid="0020127b" style:font-weight-asian="normal" style:font-weight-complex="normal"/>
    </style:style>
    <style:style style:name="T16" style:family="text">
      <style:text-properties style:text-underline-style="none" fo:font-weight="normal" officeooo:rsid="00217eb2" style:font-weight-asian="normal" style:font-weight-complex="normal"/>
    </style:style>
    <style:style style:name="T17" style:family="text">
      <style:text-properties style:text-underline-style="none" fo:font-weight="normal" officeooo:rsid="00231de4" style:font-weight-asian="normal" style:font-weight-complex="normal"/>
    </style:style>
    <style:style style:name="T18" style:family="text">
      <style:text-properties style:text-underline-style="none" fo:font-weight="normal" officeooo:rsid="00286085" style:font-weight-asian="normal" style:font-weight-complex="normal"/>
    </style:style>
    <style:style style:name="T19" style:family="text">
      <style:text-properties style:text-underline-style="none" fo:font-weight="normal" officeooo:rsid="002ea909" style:font-weight-asian="normal" style:font-weight-complex="normal"/>
    </style:style>
    <style:style style:name="T20" style:family="text">
      <style:text-properties style:text-underline-style="none" fo:font-weight="normal" officeooo:rsid="003088bf" style:font-weight-asian="normal" style:font-weight-complex="normal"/>
    </style:style>
    <style:style style:name="T21" style:family="text">
      <style:text-properties style:text-underline-style="none" fo:font-weight="normal" officeooo:rsid="0031ad75" style:font-weight-asian="normal" style:font-weight-complex="normal"/>
    </style:style>
    <style:style style:name="T22" style:family="text">
      <style:text-properties style:text-underline-style="none" fo:font-weight="normal" officeooo:rsid="00323e24" style:font-weight-asian="normal" style:font-weight-complex="normal"/>
    </style:style>
    <style:style style:name="T23" style:family="text">
      <style:text-properties style:text-underline-style="none" officeooo:rsid="001941b0"/>
    </style:style>
    <style:style style:name="T24" style:family="text">
      <style:text-properties style:text-underline-style="none" officeooo:rsid="001c633e"/>
    </style:style>
    <style:style style:name="T25" style:family="text">
      <style:text-properties style:text-underline-style="none" officeooo:rsid="001f9edf"/>
    </style:style>
    <style:style style:name="T26" style:family="text">
      <style:text-properties style:text-underline-style="none" officeooo:rsid="0020127b"/>
    </style:style>
    <style:style style:name="T27" style:family="text">
      <style:text-properties style:text-underline-style="none" officeooo:rsid="002d6c6f"/>
    </style:style>
    <style:style style:name="T28" style:family="text">
      <style:text-properties style:text-underline-style="none" officeooo:rsid="002ea909"/>
    </style:style>
    <style:style style:name="T29" style:family="text">
      <style:text-properties officeooo:rsid="001c2cf7"/>
    </style:style>
    <style:style style:name="T30" style:family="text">
      <style:text-properties officeooo:rsid="0020127b"/>
    </style:style>
    <style:style style:name="T3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RELAZIONE DI PROGETTO </text:p>
      <text:p text:style-name="P1">MATR:947834</text:p>
      <text:p text:style-name="P1"/>
      <text:p text:style-name="P42">TEMA DEL SITO:</text:p>
      <text:p text:style-name="P4">Il sito vuole essere un e-commerce specializzato in prodotti di telefonia,informatica e<text:span text:style-name="T29">d</text:span> elettronica in generale</text:p>
      <text:p text:style-name="P2"/>
      <text:p text:style-name="P41">SEZIONI PRINCIPALI:</text:p>
      <text:p text:style-name="P36"><text:span text:style-name="T1">Ci sono 4 sezioni principali:</text:span></text:p>
      <text:list text:style-name="L1">
        <text:list-item>
          <text:p text:style-name="P5"><text:span text:style-name="T2">Home</text:span>(admin e cliente): E’ <text:s/>la pagina si “facciata” che accoglie i clienti/amministratore</text:p>
        </text:list-item>
        <text:list-item>
          <text:p text:style-name="P5">Prodotti (cliente): E’ la pagina nella quale vengono esposti i prodotti in vendita che possono essere acquistati</text:p>
        </text:list-item>
        <text:list-item>
          <text:p text:style-name="P5"><text:span text:style-name="T2">Prodotti</text:span>(admin): E’ la pagina che permette la gestione dei prodotti messi in vendita, permette di modificare i prodotti gia esistenti o aggiungerne di nuovi</text:p>
        </text:list-item>
        <text:list-item>
          <text:p text:style-name="P37"><text:span text:style-name="T2">Login/Logout</text:span>(cliente/admin) :E’ la pagina che permette di effettuare il login/out </text:p>
        </text:list-item>
        <text:list-item>
          <text:p text:style-name="P37"><text:span text:style-name="T2">Carrello</text:span>: E’ la pagina in cui vengono visualzzati i prodotti che sono stati messi dal cliente nel carrello,permette inoltre di modificarne la quantità </text:p>
        </text:list-item>
      </text:list>
      <text:p text:style-name="P38"/>
      <text:p text:style-name="P40">FUNZIONALITA’</text:p>
      <text:list xml:id="list2922051547" text:style-name="L2">
        <text:list-header>
          <text:p text:style-name="P48"/>
        </text:list-header>
        <text:list-item>
          <text:p text:style-name="P33"><text:span text:style-name="T9">Login/Out(admin):</text:span><text:span text:style-name="T11">Ho implementato la funzionalità di log separatamente in base ai ruoli(admin cliente), ho usato un form</text:span><text:span text:style-name="T12">(contenuto in admin.php)</text:span><text:span text:style-name="T11"> che richiede i campi email e password,il valore di questi campi vene passato con metodo POST a adminlogin.php (il quale implementa il file db.php contenete la maggior parte delle funzioni che fanno uso del db) una volta ricevuti i file con $_REQUEST verifica che esista un admin con quella email e quella password(prima <text:s/>crittografata con md5()) richiamando una apposita funzione(is_admin_password_correct()) contenuta appunto in db.php</text:span></text:p>
        </text:list-item>
      </text:list>
      <text:p text:style-name="P34"><text:span text:style-name="T11"/></text:p>
      <text:list xml:id="list192260243511390" text:continue-numbering="true" text:style-name="L2">
        <text:list-item>
          <text:p text:style-name="P6">Login/Out(<text:span text:style-name="T3">cliente</text:span>):<text:span text:style-name="T5">Sostanzialmente e la stessa cosa del login/out dell’admin con l’unica differenza dei file php utilizzati, </text:span><text:span text:style-name="T11">ho usato un form</text:span><text:span text:style-name="T12">(contenuto in user.php)</text:span><text:span text:style-name="T11"> che richiede i campi email e password,il valore di questi campi vene passato con metodo POST a login.php (il quale implementa il file db.php contenete la maggior parte delle funzioni che fanno uso del db) una volta ricevuti i file con $_REQUEST verifica che esista un </text:span><text:span text:style-name="T12">cliente</text:span><text:span text:style-name="T11"> con quella email e quella password(prima <text:s/>crittografata con md5()) richiamando una apposita funzione(is_password_correct()) contenuta appunto in db.php</text:span></text:p>
          <text:p text:style-name="P16"><text:span text:style-name="T11"/></text:p>
        </text:list-item>
        <text:list-item>
          <text:p text:style-name="P7"><text:span text:style-name="T23">R</text:span><text:span text:style-name="T26">egistrazione: </text:span><text:span text:style-name="T15">Un cliente può registarsi al sito attraverso un apposito form(contenuto nella pagina newUser.php) che richiede il Nome,Email, Password e Conferma Password, una volta inserite le informazioni cliccando il bottone “Registrati” le informazioni vengono inviate con POST al file signIn.php il quale una volta averle ricevute con $_REQUEST verifica che le 2 password coincidono e che il campo email sia effettivamente un email successivamente procede con la codifica del campo email (con md5()) e richiama una funzione (contenuta in db.php) la quale carica il nuovo cliente nella tabella clienti del db</text:span></text:p>
        </text:list-item>
      </text:list>
      <text:p text:style-name="P8"><text:span text:style-name="T11"/></text:p>
      <text:list xml:id="list192259219917491" text:continue-numbering="true" text:style-name="L2">
        <text:list-item>
          <text:p text:style-name="P9"><text:span text:style-name="T23">C</text:span><text:span text:style-name="T8">ontenuto generato dall’admin:</text:span><text:span text:style-name="T10"><text:tab/>L’amministratore, in quanto tale, può modificare/aggiungere prodotti nel db(e quindi in vendita). Può modificare i</text:span><text:span text:style-name="T8"> Nome del prodotto</text:span><text:span text:style-name="T10"> (attraverso un campo &lt;input type=”text”&gt;), La </text:span><text:span text:style-name="T8">categoria di appartenenza</text:span><text:span text:style-name="T10"> tra quelle disponibili (con un campo &lt;select&gt; e vari campi &lt;option&gt;), </text:span><text:span text:style-name="T13">Il </text:span><text:span text:style-name="T24">prezzo</text:span><text:span text:style-name="T13"> </text:span><text:span text:style-name="T10">(attraverso un </text:span><text:soft-page-break/><text:span text:style-name="T10">campo &lt;input type=”</text:span><text:span text:style-name="T13">number</text:span><text:span text:style-name="T10">”&gt;), </text:span><text:span text:style-name="T13">La </text:span><text:span text:style-name="T24">descrizione</text:span><text:span text:style-name="T13"> </text:span><text:span text:style-name="T10">(attraverso un campo &lt;</text:span><text:span text:style-name="T13">textarea&gt;</text:span><text:span text:style-name="T10">), </text:span><text:span text:style-name="T14">L’immagine(</text:span><text:span text:style-name="T10">attraverso un campo &lt;input type=”</text:span><text:span text:style-name="T14">file</text:span><text:span text:style-name="T10">”&gt; </text:span><text:span text:style-name="T14">con il relativo bottone “carica immagine” e funzione da esso richiamata). </text:span></text:p>
        </text:list-item>
      </text:list>
      <text:p text:style-name="P13"><text:span text:style-name="T14"><text:tab/></text:span></text:p>
      <text:list xml:id="list192260069843113" text:continue-numbering="true" text:style-name="L2">
        <text:list-header>
          <text:p text:style-name="P17"><text:span text:style-name="T14">Per quanto il bottone “Carica Immagine” invece richiama il file (uploadImg.php) che permette di appunto caricare temporaneamente l’immagine sul server (nella cartella upload) </text:span></text:p>
          <text:p text:style-name="P9"><text:span text:style-name="T14"/></text:p>
          <text:p text:style-name="P11"><text:span text:style-name="T14">Tutte queste possono essere salvate definitivamente con il bottone “Salva Modifica” e funzione da esso richiamata, </text:span><text:span text:style-name="T16">tale funzione prende il valore contenuto in ogni campo del prodotto da salvare e la invia alla funzione “saveData” (contenuta in SaveModify.php) come oggetto json infatti nel json è contenuto, oltre ai dati da salvare, anche informazioni riguardo alla funzione da eseguire, tale funzione poi richiama un’altra funzione, che è “update_product()” se il prodotto già esiste nel db e bisogna solo aggiornarlo oppure “add_product()” se il prodotto non esiste e quindi bisogna inserirlo come nuovo. Se è stata caricata una immagine la funzione “saveData” la codifica in base64(per essere memorizzata nel db) e successivamente viene distrutta la versione contenuta in upload, se invece non c’è nessuna immagine la codifica non avviene ma il prodotto viene comunque caricato.</text:span></text:p>
          <text:p text:style-name="P17"><text:span text:style-name="T10"/></text:p>
          <text:p text:style-name="P14"><text:span text:style-name="T10">Inoltre si può eliminare dalla vendita un prodotto con il bottone “Elimina Prodotto” </text:span><text:span text:style-name="T16">che richiama la funzione “delete” (sempre contenuta in SaveModify.php) inviandogli sempre un oggetto json contenete la porzione di codice da eseguire l’idP(l’identificatore del prodotto),successivamente viene chiamata la funzione delete_product() (del file db.php) alla quale viene passato l’idP</text:span></text:p>
          <text:p text:style-name="P16"><text:span text:style-name="T15"/></text:p>
        </text:list-header>
      </text:list>
      <text:p text:style-name="P15"><text:span text:style-name="T10"/></text:p>
      <text:list xml:id="list192258628719834" text:continue-numbering="true" text:style-name="L2">
        <text:list-item>
          <text:p text:style-name="P12"><text:span text:style-name="T23">C</text:span><text:span text:style-name="T8">ontenuto generato dal </text:span><text:span text:style-name="T25">cliente: </text:span><text:span text:style-name="T15">Il cliente può aggiungere i prodotti che vuole acquistare nel carrello, può fare ciò attraverso l’apposito bottone “Aggiungi al Carrello” oppure trascinando il prodotto sul Carrello.</text:span><text:span text:style-name="T17"> </text:span></text:p>
          <text:p text:style-name="P12"><text:span text:style-name="T17">Il bottone chiama una funzione “addToBasket()” che <text:s/>prende i input l’idP ed invia al file “saveModify.php” un oggetto json contente l’idP e la porzione di codice da eseguire (cioè addToBasket) la quale richiama a sua volta la funzione <text:s/>addToBasket() (contenuta in db.php) passandogli l’email del cliente(ottenuta dalla sessione) e il prodotto da eliminare , quest’ultima poi aggiunge una riga nella tabella del db.</text:span></text:p>
          <text:p text:style-name="P18"><text:span text:style-name="T10">Il trascinamento è stato fatto rendendo “draggable” il div contenete il prodotto e rendendo “drop area” il div carrello, dopodichè sostanzialmente è lo stesso al bottone.</text:span></text:p>
          <text:p text:style-name="P10"><text:span text:style-name="T15"/></text:p>
          <text:p text:style-name="P39"><text:span text:style-name="T30">C</text:span>ARATTERISTICHE:</text:p>
        </text:list-item>
        <text:list-item>
          <text:p text:style-name="P18"><text:span text:style-name="T8">Interazione/Animazione</text:span><text:span text:style-name="T10">: Il cliente può decidere di mostrare/nascondere la descrizione di un prodotto pigiando sul bottone “Mostra/Nascondi Descrizione”, quest’ultimo richiama la funzione js che con il metodo animate() aumenta o diminuisce l’altezza del div in cui è presente la descrizione di un determinato articolo. Inoltre come detto precedentemente il cliente può aggiungere un prodotto nel carrello trascinandolo. L’admin invece può ridimensionare a suo piacimento la dimensione del texarea in cui è presente la descrizione e pigiando sul bottone “Reset Size” può farla ritornale alla dimensione di default, esso richiama una funzione js che con il metodo animate() resetta la dimensione del div in cui è presente la descrizione.</text:span></text:p>
        </text:list-item>
        <text:list-item>
          <text:p text:style-name="P19"><text:soft-page-break/><text:span text:style-name="T8">Sessioni:</text:span><text:span text:style-name="T10"> Il sito fa uso di sessioni per mantenere l’accesso del cliente/admin ad ogni pagina di interesse è richiamata la funzione session_start() e conseguentemente session_destroy() </text:span></text:p>
        </text:list-item>
      </text:list>
      <text:p text:style-name="P20"><text:span text:style-name="T10"/></text:p>
      <text:list xml:id="list192259440917190" text:continue-numbering="true" text:style-name="L2">
        <text:list-item>
          <text:p text:style-name="P21"><text:span text:style-name="T8">Validazione dati di input:</text:span><text:span text:style-name="T10">I dati di input vengono validati </text:span><text:span text:style-name="T18">eseguendo controlli(nel file php) per verificare se soddisfino i requisiti,oltre che con le strutture html(es. Il campo email nel login viene validato dal tipo di input nel html e anche da controlli nel file login.php).</text:span></text:p>
          <text:p text:style-name="P21"><text:span text:style-name="T18"/></text:p>
        </text:list-item>
        <text:list-item>
          <text:p text:style-name="P22"><text:span text:style-name="T8">Sicurezza:</text:span><text:span text:style-name="T10"> La comunicazione fra back-end e front-end avviene escusivamente con metodo POST inoltre su ogni valore di input di interesse viene richiamata la funzione quote()(nel file db.php che comunica direttamente con il database)</text:span></text:p>
          <text:p text:style-name="P22"><text:span text:style-name="T10"/></text:p>
        </text:list-item>
        <text:list-item>
          <text:p text:style-name="P22"><text:span text:style-name="T8">Interrogazioni del db:</text:span><text:span text:style-name="T10"> La comunicazione con il db è affidata al file db.php che contiene, appunto tutte le funzioni per la comunicazione con il db</text:span></text:p>
          <text:p text:style-name="P22"><text:span text:style-name="T10"/></text:p>
        </text:list-item>
        <text:list-item>
          <text:p text:style-name="P25"><text:span text:style-name="T8">Presentazione:</text:span><text:span text:style-name="T10"> La presentazione è curata con il file shop.css</text:span></text:p>
          <text:p text:style-name="P25"><text:span text:style-name="T8"/></text:p>
          <text:p text:style-name="P25"><text:span text:style-name="T4"/></text:p>
        </text:list-item>
      </text:list>
      <text:p text:style-name="P29"><text:span text:style-name="T4"/></text:p>
      <text:p text:style-name="P43">FRONT-END</text:p>
      <text:p text:style-name="P43"><text:span text:style-name="T10"/></text:p>
      <text:list xml:id="list2314098851" text:style-name="L4">
        <text:list-item>
          <text:p text:style-name="P44"><text:span text:style-name="T8">Stile unobstrusive:</text:span><text:span text:style-name="T10"> Ho separato quanto più possibile il </text:span><text:span text:style-name="T19">contenuto(db.php, login.php, adminlogin.php, logout.php, saveModify.php </text:span><text:span text:style-name="T21">e uploadImg.php</text:span><text:span text:style-name="T19">)</text:span><text:span text:style-name="T10"> con </text:span><text:span text:style-name="T19">la rappresentazione( admin.php, basket.php, bottom.php, index.php, indexAdmin.php, user.php, newUser.php, </text:span><text:span text:style-name="T20">products.php, </text:span><text:span text:style-name="T21">productsAdmin.php, signIn.php, top.php e topAdmin.php</text:span><text:span text:style-name="T19">), </text:span><text:span text:style-name="T22">l</text:span><text:span text:style-name="T10">e <text:s/>uniche istruzioni php sono </text:span><text:span text:style-name="T19">quelle relative alle sessioni e ai messaggi fra pagine, inoltre le funzioni relative al comportamento del sito sono tutte in un unico file js (Visualize.js) </text:span></text:p>
          <text:p text:style-name="P44"><text:span text:style-name="T19"/></text:p>
        </text:list-item>
      </text:list>
      <text:list xml:id="list192258957145962" text:continue-list="list192259440917190" text:style-name="L2">
        <text:list-item>
          <text:p text:style-name="P26"><text:span text:style-name="T27">Cross Platform</text:span><text:span text:style-name="T28">:</text:span><text:span text:style-name="T19"> Per una maggiore usabilità del cliente, il sito è stato costruito con elementi div di tipo flex e per la maggior parte con misure in relative(percentuali) invece che fisse(px)</text:span></text:p>
          <text:p text:style-name="P30"><text:span text:style-name="T19"/></text:p>
        </text:list-item>
        <text:list-item>
          <text:p text:style-name="P30"><text:span text:style-name="T28">O</text:span><text:span text:style-name="T8">rganizzazione file e cartelle:</text:span><text:span text:style-name="T10"> Il progetto contiene 5 cartelle, </text:span><text:span text:style-name="T8">cartella css</text:span><text:span text:style-name="T10"> che contiene il foglio di stile utilizzato, </text:span><text:span text:style-name="T8">cartella favicon </text:span><text:span text:style-name="T10"><text:s/>che contiene la favicon del sito, </text:span><text:span text:style-name="T8">cartella js</text:span><text:span text:style-name="T10"> che contiene il file Visualize.js (e jquery-3,631.js ) nel quale ci sono tutte le fuzioni js che vengo utilizzate, </text:span><text:span text:style-name="T8">la cartella php</text:span><text:span text:style-name="T10"> che contiene tutti i file php utilizzati e infine </text:span><text:span text:style-name="T8">la cartella </text:span><text:span text:style-name="T10">upload che contiene, in modo temporaneo(fin tanto non vengono caricare in base64 sul db), le foto dei prodotti.</text:span></text:p>
          <text:p text:style-name="P31"><text:span text:style-name="T10"/></text:p>
        </text:list-item>
        <text:list-item>
          <text:p text:style-name="P31"><text:span text:style-name="T8">Soluzioni degne di nota:</text:span><text:span text:style-name="T10"> Una soluzione js degna di nota può essere quella dell’upload/salvataggio dell’immagine del prodotto. Per poter passare l’immagine alla porsione di codice che si occupa del salvataggio dei prodotti (“saveData”) nel file (saveModify.php) e successivamente alla funzione “update_product” o “add_product” (definita nel file db.php) per caricarle nel db, ho optato (come detto in parte precedentemente) di caricare prima in “locale” nel server l’immagine e poi successivamente codificarla in base64 e inserirla nel db. Ho dovuto fare ciò poiché il path completo del file </text:span><text:soft-page-break/><text:span text:style-name="T10">non viene fornito dal browser e senza quest’ultimo non avevo modo di poter individuare e salvare l’immagine.</text:span></text:p>
        </text:list-item>
      </text:list>
      <text:p text:style-name="P32"><text:span text:style-name="T10"/></text:p>
      <text:p text:style-name="P45">BACK-END E COMUNICAZIONE FRONT-END</text:p>
      <text:p text:style-name="P46"><text:span text:style-name="T10"/></text:p>
      <text:list xml:id="list626387955" text:style-name="L5">
        <text:list-item>
          <text:p text:style-name="P47"><text:span text:style-name="T8">Schema del db:</text:span></text:p>
        </text:list-item>
      </text:list>
      <text:p text:style-name="P51"><text:tab/> CLIENTI(<text:span text:style-name="T31">Id</text:span>,email,name,password,admin)</text:p>
      <text:p text:style-name="P50"/>
      <text:p text:style-name="P50"><text:tab/>PRODUCTS(<text:span text:style-name="T31">Id</text:span>,name,type,price,img,description)</text:p>
      <text:p text:style-name="P50"/>
      <text:list xml:id="list192260099535739" text:continue-numbering="true" text:style-name="L5">
        <text:list-header>
          <text:p text:style-name="P49">CARRELLO(<text:span text:style-name="T31">IdC,IdP</text:span>,qty)</text:p>
        </text:list-header>
      </text:list>
      <text:p text:style-name="P50"/>
      <text:list xml:id="list192259404323480" text:continue-numbering="true" text:style-name="L5">
        <text:list-header>
          <text:p text:style-name="P49"/>
          <text:p text:style-name="P52">CARRELLO (idC) referenzia CLIENTI (Id) ON DELETE CASCADE ON UPDATE NO ACTION</text:p>
          <text:p text:style-name="P52">CARRELLO (idP) referenzia PRODUCTS (Id) ON DELETE CASCADE ON UPDATE NO ACTION</text:p>
          <text:p text:style-name="P52"/>
        </text:list-header>
        <text:list-item>
          <text:p text:style-name="P54">Descrizione funzioni Remote: <text:span text:style-name="T4">Una descrizione delle funzione remote che comunicano direttamente con il db è </text:span><text:span text:style-name="T6">presente</text:span><text:span text:style-name="T4"> nel file db.php come commento prima di ogni funzione.</text:span><text:span text:style-name="T7"> Inoltre è disponibile una descrizione del funzionamento di porzioni di codice nel mile saveModify.php</text:span></text:p>
          <text:list>
            <text:list-item>
              <text:list>
                <text:list-header>
                  <text:p text:style-name="P53"><text:span text:style-name="T10"/></text:p>
                </text:list-header>
              </text:list>
            </text:list-item>
          </text:list>
        </text:list-item>
      </text:list>
      <text:p text:style-name="P55"><text:span text:style-name="T10"/></text:p>
      <text:p text:style-name="P28"><text:span text:style-name="T19"/></text:p>
      <text:p text:style-name="P27"/>
      <text:list xml:id="list192259777321505" text:continue-list="list192258957145962" text:style-name="L2">
        <text:list-header>
          <text:p text:style-name="P25"><text:span text:style-name="T10"/></text:p>
        </text:list-header>
      </text:list>
      <text:p text:style-name="P24"><text:span text:style-name="T10"/></text:p>
      <text:p text:style-name="P23"><text:span text:style-name="T10"/></text:p>
      <text:p text:style-name="P23"><text:span text:style-name="T10"/></text:p>
      <text:list xml:id="list192258621411784" text:continue-numbering="true" text:style-name="L2">
        <text:list-header>
          <text:p text:style-name="P21"/>
        </text:list-header>
      </text:list>
      <text:p text:style-name="P15"><text:span text:style-name="T10"/></text:p>
      <text:p text:style-name="P15"><text:span text:style-name="T10"/></text:p>
      <text:p text:style-name="P8"><text:span text:style-name="T11"/></text:p>
      <text:p text:style-name="P8"><text:span text:style-name="T11"><text:tab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2T19:22:58.483000000</dc:date>
    <meta:editing-duration>PT4H26M56S</meta:editing-duration>
    <meta:editing-cycles>29</meta:editing-cycles>
    <meta:generator>LibreOffice/7.4.1.2$Windows_X86_64 LibreOffice_project/3c58a8f3a960df8bc8fd77b461821e42c061c5f0</meta:generator>
    <meta:document-statistic meta:table-count="0" meta:image-count="0" meta:object-count="0" meta:page-count="4" meta:paragraph-count="63" meta:word-count="1411" meta:character-count="9545" meta:non-whitespace-character-count="8206"/>
  </office:meta>
</office:document-meta>
</file>